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標準">
        <draw:frame draw:style-name="gr1" draw:text-style-name="P1" draw:layer="layout" svg:width="11.2cm" svg:height="8.999cm" svg:x="0.84cm" svg:y="0.001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.64cm" fo:margin-right="0.64cm" fo:page-width="13.2cm" fo:page-height="9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5:59:46.022365995</meta:creation-date>
    <dc:date>2015-01-05T16:36:25.089186973</dc:date>
    <meta:editing-duration>PT30M57S</meta:editing-duration>
    <meta:editing-cycles>5</meta:editing-cycles>
    <meta:generator>LibreOffice/4.2.7.2$Linux_X86_64 LibreOffice_project/420m0$Build-2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size="12pt" style:font-size-asian="12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4" chart:maximum="4" chart:interval-major="1" chart:reverse-direction="false" text:line-break="false" chart:link-data-style-to-source="false" chart:axis-position="0"/>
      <style:graphic-properties svg:stroke-width="0.05cm" svg:stroke-color="#4c4c4c"/>
      <style:text-properties fo:font-size="14pt" style:font-size-asian="14pt" style:font-size-complex="10pt"/>
    </style:style>
    <style:style style:name="ch5" style:family="chart">
      <style:graphic-properties svg:stroke-width="0.03cm" svg:stroke-color="#4c4c4c"/>
    </style:style>
    <style:style style:name="ch6" style:family="chart" style:data-style-name="N0">
      <style:chart-properties chart:display-label="true" chart:logarithmic="false" chart:minimum="-0.5" chart:maximum="2" chart:reverse-direction="false" text:line-break="false" chart:link-data-style-to-source="false" chart:axis-position="0"/>
      <style:graphic-properties svg:stroke-width="0.05cm" svg:stroke-color="#4c4c4c"/>
      <style:text-properties fo:font-size="14pt" style:font-size-asian="14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9cm" svg:stroke-color="#333333" draw:fill-color="#333333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201cm" svg:height="9cm" xlink:href="." xlink:type="simple" chart:class="chart:scatter" chart:style-name="ch1">
        <chart:legend svg:x="0.666cm" svg:y="2.313cm" style:legend-expansion="custom" chartooo:width="4.035cm" chartooo:height="1.096cm" style:legend-expansion-aspect-ratio="3.68156934306569" chart:style-name="ch2"/>
        <chart:plot-area chart:style-name="ch3" chart:data-source-has-labels="both" svg:x="0.224cm" svg:y="0.18cm" svg:width="10.753cm" svg:height="8.64cm">
          <chartooo:coordinate-region svg:x="0.449cm" svg:y="0.485cm" svg:width="10.381cm" svg:height="8.03cm"/>
          <chart:axis chart:dimension="x" chart:name="primary-x" chart:style-name="ch4" chartooo:axis-type="auto">
            <chart:categories table:cell-range-address="local-table.$A$2:.$A$82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C$2:.$C$82" chart:label-cell-address="local-table.$C$1" chart:class="chart:scatter">
            <chart:domain table:cell-range-address="local-table.$B$2:.$B$82"/>
            <chart:data-point chart:repeated="81"/>
          </chart:series>
          <chart:series chart:style-name="ch8" chart:values-cell-range-address="local-table.$D$2:.$D$82" chart:label-cell-address="local-table.$D$1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exp(-x^2)</text:p>
              </table:table-cell>
              <table:table-cell office:value-type="string">
                <text:p>sekibu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4">
                <text:p>-4</text:p>
              </table:table-cell>
              <table:table-cell office:value-type="float" office:value="0.000000112535174719259">
                <text:p>0.0000001125351747192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.9">
                <text:p>-3.9</text:p>
              </table:table-cell>
              <table:table-cell office:value-type="float" office:value="0.000000247959601804503">
                <text:p>0.000000247959601804503</text:p>
              </table:table-cell>
              <table:table-cell office:value-type="float" office:value="0.0000000247959601804503">
                <text:p>0.0000000247959601804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.8">
                <text:p>-3.8</text:p>
              </table:table-cell>
              <table:table-cell office:value-type="float" office:value="0.000000535534780279311">
                <text:p>0.000000535534780279311</text:p>
              </table:table-cell>
              <table:table-cell office:value-type="float" office:value="0.0000000783494382083815">
                <text:p>0.00000007834943820838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.7">
                <text:p>-3.7</text:p>
              </table:table-cell>
              <table:table-cell office:value-type="float" office:value="0.00000113372713874797">
                <text:p>0.00000113372713874797</text:p>
              </table:table-cell>
              <table:table-cell office:value-type="float" office:value="0.000000191722152083178">
                <text:p>0.0000001917221520831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.6">
                <text:p>-3.6</text:p>
              </table:table-cell>
              <table:table-cell office:value-type="float" office:value="0.00000235257520000978">
                <text:p>0.00000235257520000978</text:p>
              </table:table-cell>
              <table:table-cell office:value-type="float" office:value="0.000000426979672084157">
                <text:p>0.000000426979672084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.5">
                <text:p>-3.5</text:p>
              </table:table-cell>
              <table:table-cell office:value-type="float" office:value="0.00000478511739212903">
                <text:p>0.00000478511739212903</text:p>
              </table:table-cell>
              <table:table-cell office:value-type="float" office:value="0.00000090549141129706">
                <text:p>0.00000090549141129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.4">
                <text:p>-3.4</text:p>
              </table:table-cell>
              <table:table-cell office:value-type="float" office:value="0.00000954016287307926">
                <text:p>0.00000954016287307926</text:p>
              </table:table-cell>
              <table:table-cell office:value-type="float" office:value="0.00000185950769860499">
                <text:p>0.000001859507698604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.3">
                <text:p>-3.3</text:p>
              </table:table-cell>
              <table:table-cell office:value-type="float" office:value="0.0000186437423315169">
                <text:p>0.0000186437423315169</text:p>
              </table:table-cell>
              <table:table-cell office:value-type="float" office:value="0.00000372388193175668">
                <text:p>0.000003723881931756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.2">
                <text:p>-3.2</text:p>
              </table:table-cell>
              <table:table-cell office:value-type="float" office:value="0.0000357128496416354">
                <text:p>0.0000357128496416354</text:p>
              </table:table-cell>
              <table:table-cell office:value-type="float" office:value="0.00000729516689592022">
                <text:p>0.000007295166895920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.1">
                <text:p>-3.1</text:p>
              </table:table-cell>
              <table:table-cell office:value-type="float" office:value="0.0000670548243028114">
                <text:p>0.0000670548243028114</text:p>
              </table:table-cell>
              <table:table-cell office:value-type="float" office:value="0.0000140006493262014">
                <text:p>0.00001400064932620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">
                <text:p>-3</text:p>
              </table:table-cell>
              <table:table-cell office:value-type="float" office:value="0.00012340980408668">
                <text:p>0.00012340980408668</text:p>
              </table:table-cell>
              <table:table-cell office:value-type="float" office:value="0.0000263416297348694">
                <text:p>0.000026341629734869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2.9">
                <text:p>-2.9</text:p>
              </table:table-cell>
              <table:table-cell office:value-type="float" office:value="0.00022262985691889">
                <text:p>0.00022262985691889</text:p>
              </table:table-cell>
              <table:table-cell office:value-type="float" office:value="0.0000486046154267584">
                <text:p>0.00004860461542675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2.8">
                <text:p>-2.8</text:p>
              </table:table-cell>
              <table:table-cell office:value-type="float" office:value="0.000393669040655081">
                <text:p>0.000393669040655081</text:p>
              </table:table-cell>
              <table:table-cell office:value-type="float" office:value="0.0000879715194922665">
                <text:p>0.00008797151949226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.7">
                <text:p>-2.7</text:p>
              </table:table-cell>
              <table:table-cell office:value-type="float" office:value="0.000682328052756381">
                <text:p>0.000682328052756381</text:p>
              </table:table-cell>
              <table:table-cell office:value-type="float" office:value="0.000156204324767905">
                <text:p>0.0001562043247679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.6">
                <text:p>-2.6</text:p>
              </table:table-cell>
              <table:table-cell office:value-type="float" office:value="0.0011592291739046">
                <text:p>0.0011592291739046</text:p>
              </table:table-cell>
              <table:table-cell office:value-type="float" office:value="0.000272127242158365">
                <text:p>0.0002721272421583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.5">
                <text:p>-2.5</text:p>
              </table:table-cell>
              <table:table-cell office:value-type="float" office:value="0.00193045413622772">
                <text:p>0.00193045413622772</text:p>
              </table:table-cell>
              <table:table-cell office:value-type="float" office:value="0.000465172655781137">
                <text:p>0.0004651726557811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4">
                <text:p>-2.4</text:p>
              </table:table-cell>
              <table:table-cell office:value-type="float" office:value="0.00315111159844446">
                <text:p>0.00315111159844446</text:p>
              </table:table-cell>
              <table:table-cell office:value-type="float" office:value="0.000780283815625583">
                <text:p>0.0007802838156255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.3">
                <text:p>-2.3</text:p>
              </table:table-cell>
              <table:table-cell office:value-type="float" office:value="0.00504176025969101">
                <text:p>0.00504176025969101</text:p>
              </table:table-cell>
              <table:table-cell office:value-type="float" office:value="0.00128445984159469">
                <text:p>0.001284459841594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.2">
                <text:p>-2.2</text:p>
              </table:table-cell>
              <table:table-cell office:value-type="float" office:value="0.0079070540515935">
                <text:p>0.0079070540515935</text:p>
              </table:table-cell>
              <table:table-cell office:value-type="float" office:value="0.00207516524675404">
                <text:p>0.002075165246754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.1">
                <text:p>-2.1</text:p>
              </table:table-cell>
              <table:table-cell office:value-type="float" office:value="0.012155178329915">
                <text:p>0.012155178329915</text:p>
              </table:table-cell>
              <table:table-cell office:value-type="float" office:value="0.00329068307974554">
                <text:p>0.003290683079745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">
                <text:p>-2</text:p>
              </table:table-cell>
              <table:table-cell office:value-type="float" office:value="0.0183156388887343">
                <text:p>0.0183156388887343</text:p>
              </table:table-cell>
              <table:table-cell office:value-type="float" office:value="0.00512224696861897">
                <text:p>0.0051222469686189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1.9">
                <text:p>-1.9</text:p>
              </table:table-cell>
              <table:table-cell office:value-type="float" office:value="0.0270518468663506">
                <text:p>0.0270518468663506</text:p>
              </table:table-cell>
              <table:table-cell office:value-type="float" office:value="0.00782743165525403">
                <text:p>0.007827431655254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1.8">
                <text:p>-1.8</text:p>
              </table:table-cell>
              <table:table-cell office:value-type="float" office:value="0.0391638950989873">
                <text:p>0.0391638950989873</text:p>
              </table:table-cell>
              <table:table-cell office:value-type="float" office:value="0.0117438211651528">
                <text:p>0.011743821165152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1.7">
                <text:p>-1.7</text:p>
              </table:table-cell>
              <table:table-cell office:value-type="float" office:value="0.0555762126114835">
                <text:p>0.0555762126114835</text:p>
              </table:table-cell>
              <table:table-cell office:value-type="float" office:value="0.0173014424263011">
                <text:p>0.01730144242630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1.6">
                <text:p>-1.6</text:p>
              </table:table-cell>
              <table:table-cell office:value-type="float" office:value="0.0773047404433003">
                <text:p>0.0773047404433003</text:p>
              </table:table-cell>
              <table:table-cell office:value-type="float" office:value="0.0250319164706312">
                <text:p>0.02503191647063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1.5">
                <text:p>-1.5</text:p>
              </table:table-cell>
              <table:table-cell office:value-type="float" office:value="0.105399224561865">
                <text:p>0.105399224561865</text:p>
              </table:table-cell>
              <table:table-cell office:value-type="float" office:value="0.0355718389268177">
                <text:p>0.03557183892681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1.4">
                <text:p>-1.4</text:p>
              </table:table-cell>
              <table:table-cell office:value-type="float" office:value="0.140858420921046">
                <text:p>0.140858420921046</text:p>
              </table:table-cell>
              <table:table-cell office:value-type="float" office:value="0.0496576810189223">
                <text:p>0.04965768101892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3">
                <text:p>-1.3</text:p>
              </table:table-cell>
              <table:table-cell office:value-type="float" office:value="0.18451952399299">
                <text:p>0.18451952399299</text:p>
              </table:table-cell>
              <table:table-cell office:value-type="float" office:value="0.0681096334182213">
                <text:p>0.06810963341822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2">
                <text:p>-1.2</text:p>
              </table:table-cell>
              <table:table-cell office:value-type="float" office:value="0.236927758682123">
                <text:p>0.236927758682123</text:p>
              </table:table-cell>
              <table:table-cell office:value-type="float" office:value="0.0918024092864337">
                <text:p>0.09180240928643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1">
                <text:p>-1.1</text:p>
              </table:table-cell>
              <table:table-cell office:value-type="float" office:value="0.298197279429889">
                <text:p>0.298197279429889</text:p>
              </table:table-cell>
              <table:table-cell office:value-type="float" office:value="0.121622137229423">
                <text:p>0.1216221372294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999999999999997">
                <text:p>-0.999999999999997</text:p>
              </table:table-cell>
              <table:table-cell office:value-type="float" office:value="0.367879441171444">
                <text:p>0.367879441171444</text:p>
              </table:table-cell>
              <table:table-cell office:value-type="float" office:value="0.158410081346567">
                <text:p>0.1584100813465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899999999999997">
                <text:p>-0.899999999999997</text:p>
              </table:table-cell>
              <table:table-cell office:value-type="float" office:value="0.444858066222943">
                <text:p>0.444858066222943</text:p>
              </table:table-cell>
              <table:table-cell office:value-type="float" office:value="0.202895887968861">
                <text:p>0.2028958879688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799999999999997">
                <text:p>-0.799999999999997</text:p>
              </table:table-cell>
              <table:table-cell office:value-type="float" office:value="0.527292424043051">
                <text:p>0.527292424043051</text:p>
              </table:table-cell>
              <table:table-cell office:value-type="float" office:value="0.255625130373166">
                <text:p>0.2556251303731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699999999999998">
                <text:p>-0.699999999999998</text:p>
              </table:table-cell>
              <table:table-cell office:value-type="float" office:value="0.612626394184418">
                <text:p>0.612626394184418</text:p>
              </table:table-cell>
              <table:table-cell office:value-type="float" office:value="0.316887769791608">
                <text:p>0.31688776979160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599999999999998">
                <text:p>-0.599999999999998</text:p>
              </table:table-cell>
              <table:table-cell office:value-type="float" office:value="0.697676326071033">
                <text:p>0.697676326071033</text:p>
              </table:table-cell>
              <table:table-cell office:value-type="float" office:value="0.386655402398711">
                <text:p>0.3866554023987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499999999999998">
                <text:p>-0.499999999999998</text:p>
              </table:table-cell>
              <table:table-cell office:value-type="float" office:value="0.778800783071407">
                <text:p>0.778800783071407</text:p>
              </table:table-cell>
              <table:table-cell office:value-type="float" office:value="0.464535480705852">
                <text:p>0.4645354807058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399999999999998">
                <text:p>-0.399999999999998</text:p>
              </table:table-cell>
              <table:table-cell office:value-type="float" office:value="0.852143788966213">
                <text:p>0.852143788966213</text:p>
              </table:table-cell>
              <table:table-cell office:value-type="float" office:value="0.549749859602473">
                <text:p>0.5497498596024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99999999999998">
                <text:p>-0.299999999999998</text:p>
              </table:table-cell>
              <table:table-cell office:value-type="float" office:value="0.91393118527123">
                <text:p>0.91393118527123</text:p>
              </table:table-cell>
              <table:table-cell office:value-type="float" office:value="0.641142978129596">
                <text:p>0.64114297812959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99999999999998">
                <text:p>-0.199999999999998</text:p>
              </table:table-cell>
              <table:table-cell office:value-type="float" office:value="0.960789439152324">
                <text:p>0.960789439152324</text:p>
              </table:table-cell>
              <table:table-cell office:value-type="float" office:value="0.737221922044829">
                <text:p>0.7372219220448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999999999999976">
                <text:p>-0.0999999999999976</text:p>
              </table:table-cell>
              <table:table-cell office:value-type="float" office:value="0.990049833749169">
                <text:p>0.990049833749169</text:p>
              </table:table-cell>
              <table:table-cell office:value-type="float" office:value="0.836226905419746">
                <text:p>0.8362269054197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1473507855972E-015">
                <text:p>2.41473507855972E-015</text:p>
              </table:table-cell>
              <table:table-cell office:value-type="float" office:value="1">
                <text:p>1</text:p>
              </table:table-cell>
              <table:table-cell office:value-type="float" office:value="0.936226905419746">
                <text:p>0.93622690541974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00000000000002">
                <text:p>0.100000000000002</text:p>
              </table:table-cell>
              <table:table-cell office:value-type="float" office:value="0.990049833749167">
                <text:p>0.990049833749167</text:p>
              </table:table-cell>
              <table:table-cell office:value-type="float" office:value="1.03523188879466">
                <text:p>1.035231888794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0000000000002">
                <text:p>0.200000000000002</text:p>
              </table:table-cell>
              <table:table-cell office:value-type="float" office:value="0.960789439152322">
                <text:p>0.960789439152322</text:p>
              </table:table-cell>
              <table:table-cell office:value-type="float" office:value="1.13131083270989">
                <text:p>1.13131083270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00000000000002">
                <text:p>0.300000000000002</text:p>
              </table:table-cell>
              <table:table-cell office:value-type="float" office:value="0.913931185271227">
                <text:p>0.913931185271227</text:p>
              </table:table-cell>
              <table:table-cell office:value-type="float" office:value="1.22270395123702">
                <text:p>1.222703951237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400000000000002">
                <text:p>0.400000000000002</text:p>
              </table:table-cell>
              <table:table-cell office:value-type="float" office:value="0.85214378896621">
                <text:p>0.85214378896621</text:p>
              </table:table-cell>
              <table:table-cell office:value-type="float" office:value="1.30791833013364">
                <text:p>1.307918330133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00000000000002">
                <text:p>0.500000000000002</text:p>
              </table:table-cell>
              <table:table-cell office:value-type="float" office:value="0.778800783071403">
                <text:p>0.778800783071403</text:p>
              </table:table-cell>
              <table:table-cell office:value-type="float" office:value="1.38579840844078">
                <text:p>1.385798408440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600000000000002">
                <text:p>0.600000000000002</text:p>
              </table:table-cell>
              <table:table-cell office:value-type="float" office:value="0.697676326071029">
                <text:p>0.697676326071029</text:p>
              </table:table-cell>
              <table:table-cell office:value-type="float" office:value="1.45556604104788">
                <text:p>1.4555660410478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700000000000002">
                <text:p>0.700000000000002</text:p>
              </table:table-cell>
              <table:table-cell office:value-type="float" office:value="0.612626394184414">
                <text:p>0.612626394184414</text:p>
              </table:table-cell>
              <table:table-cell office:value-type="float" office:value="1.51682868046632">
                <text:p>1.5168286804663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0000000000002">
                <text:p>0.800000000000002</text:p>
              </table:table-cell>
              <table:table-cell office:value-type="float" office:value="0.527292424043047">
                <text:p>0.527292424043047</text:p>
              </table:table-cell>
              <table:table-cell office:value-type="float" office:value="1.56955792287063">
                <text:p>1.569557922870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00000000000002">
                <text:p>0.900000000000002</text:p>
              </table:table-cell>
              <table:table-cell office:value-type="float" office:value="0.444858066222939">
                <text:p>0.444858066222939</text:p>
              </table:table-cell>
              <table:table-cell office:value-type="float" office:value="1.61404372949292">
                <text:p>1.614043729492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36787944117144">
                <text:p>0.36787944117144</text:p>
              </table:table-cell>
              <table:table-cell office:value-type="float" office:value="1.65083167361007">
                <text:p>1.6508316736100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1">
                <text:p>1.1</text:p>
              </table:table-cell>
              <table:table-cell office:value-type="float" office:value="0.298197279429886">
                <text:p>0.298197279429886</text:p>
              </table:table-cell>
              <table:table-cell office:value-type="float" office:value="1.68065140155305">
                <text:p>1.680651401553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2">
                <text:p>1.2</text:p>
              </table:table-cell>
              <table:table-cell office:value-type="float" office:value="0.23692775868212">
                <text:p>0.23692775868212</text:p>
              </table:table-cell>
              <table:table-cell office:value-type="float" office:value="1.70434417742127">
                <text:p>1.7043441774212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3">
                <text:p>1.3</text:p>
              </table:table-cell>
              <table:table-cell office:value-type="float" office:value="0.184519523992988">
                <text:p>0.184519523992988</text:p>
              </table:table-cell>
              <table:table-cell office:value-type="float" office:value="1.72279612982057">
                <text:p>1.722796129820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4">
                <text:p>1.4</text:p>
              </table:table-cell>
              <table:table-cell office:value-type="float" office:value="0.140858420921044">
                <text:p>0.140858420921044</text:p>
              </table:table-cell>
              <table:table-cell office:value-type="float" office:value="1.73688197191267">
                <text:p>1.7368819719126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5">
                <text:p>1.5</text:p>
              </table:table-cell>
              <table:table-cell office:value-type="float" office:value="0.105399224561863">
                <text:p>0.105399224561863</text:p>
              </table:table-cell>
              <table:table-cell office:value-type="float" office:value="1.74742189436886">
                <text:p>1.7474218943688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6">
                <text:p>1.6</text:p>
              </table:table-cell>
              <table:table-cell office:value-type="float" office:value="0.077304740443299">
                <text:p>0.077304740443299</text:p>
              </table:table-cell>
              <table:table-cell office:value-type="float" office:value="1.75515236841319">
                <text:p>1.755152368413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7">
                <text:p>1.7</text:p>
              </table:table-cell>
              <table:table-cell office:value-type="float" office:value="0.0555762126114825">
                <text:p>0.0555762126114825</text:p>
              </table:table-cell>
              <table:table-cell office:value-type="float" office:value="1.76070998967433">
                <text:p>1.7607099896743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8">
                <text:p>1.8</text:p>
              </table:table-cell>
              <table:table-cell office:value-type="float" office:value="0.0391638950989866">
                <text:p>0.0391638950989866</text:p>
              </table:table-cell>
              <table:table-cell office:value-type="float" office:value="1.76462637918423">
                <text:p>1.7646263791842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9">
                <text:p>1.9</text:p>
              </table:table-cell>
              <table:table-cell office:value-type="float" office:value="0.0270518468663501">
                <text:p>0.0270518468663501</text:p>
              </table:table-cell>
              <table:table-cell office:value-type="float" office:value="1.76733156387087">
                <text:p>1.7673315638708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018315638888734">
                <text:p>0.018315638888734</text:p>
              </table:table-cell>
              <table:table-cell office:value-type="float" office:value="1.76916312775974">
                <text:p>1.769163127759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.1">
                <text:p>2.1</text:p>
              </table:table-cell>
              <table:table-cell office:value-type="float" office:value="0.0121551783299148">
                <text:p>0.0121551783299148</text:p>
              </table:table-cell>
              <table:table-cell office:value-type="float" office:value="1.77037864559273">
                <text:p>1.770378645592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2">
                <text:p>2.2</text:p>
              </table:table-cell>
              <table:table-cell office:value-type="float" office:value="0.00790705405159333">
                <text:p>0.00790705405159333</text:p>
              </table:table-cell>
              <table:table-cell office:value-type="float" office:value="1.77116935099789">
                <text:p>1.771169350997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3">
                <text:p>2.3</text:p>
              </table:table-cell>
              <table:table-cell office:value-type="float" office:value="0.0050417602596909">
                <text:p>0.0050417602596909</text:p>
              </table:table-cell>
              <table:table-cell office:value-type="float" office:value="1.77167352702386">
                <text:p>1.771673527023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4">
                <text:p>2.4</text:p>
              </table:table-cell>
              <table:table-cell office:value-type="float" office:value="0.00315111159844439">
                <text:p>0.00315111159844439</text:p>
              </table:table-cell>
              <table:table-cell office:value-type="float" office:value="1.77198863818371">
                <text:p>1.771988638183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5">
                <text:p>2.5</text:p>
              </table:table-cell>
              <table:table-cell office:value-type="float" office:value="0.00193045413622768">
                <text:p>0.00193045413622768</text:p>
              </table:table-cell>
              <table:table-cell office:value-type="float" office:value="1.77218168359733">
                <text:p>1.772181683597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.6">
                <text:p>2.6</text:p>
              </table:table-cell>
              <table:table-cell office:value-type="float" office:value="0.00115922917390457">
                <text:p>0.00115922917390457</text:p>
              </table:table-cell>
              <table:table-cell office:value-type="float" office:value="1.77229760651472">
                <text:p>1.7722976065147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">
                <text:p>2.7</text:p>
              </table:table-cell>
              <table:table-cell office:value-type="float" office:value="0.000682328052756363">
                <text:p>0.000682328052756363</text:p>
              </table:table-cell>
              <table:table-cell office:value-type="float" office:value="1.77236583931999">
                <text:p>1.77236583931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.8">
                <text:p>2.8</text:p>
              </table:table-cell>
              <table:table-cell office:value-type="float" office:value="0.00039366904065507">
                <text:p>0.00039366904065507</text:p>
              </table:table-cell>
              <table:table-cell office:value-type="float" office:value="1.77240520622406">
                <text:p>1.772405206224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.9">
                <text:p>2.9</text:p>
              </table:table-cell>
              <table:table-cell office:value-type="float" office:value="0.000222629856918884">
                <text:p>0.000222629856918884</text:p>
              </table:table-cell>
              <table:table-cell office:value-type="float" office:value="1.77242746920975">
                <text:p>1.772427469209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000123409804086676">
                <text:p>0.000123409804086676</text:p>
              </table:table-cell>
              <table:table-cell office:value-type="float" office:value="1.77243981019016">
                <text:p>1.772439810190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1">
                <text:p>3.1</text:p>
              </table:table-cell>
              <table:table-cell office:value-type="float" office:value="0.0000670548243028093">
                <text:p>0.0000670548243028093</text:p>
              </table:table-cell>
              <table:table-cell office:value-type="float" office:value="1.77244651567259">
                <text:p>1.7724465156725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2">
                <text:p>3.2</text:p>
              </table:table-cell>
              <table:table-cell office:value-type="float" office:value="0.0000357128496416343">
                <text:p>0.0000357128496416343</text:p>
              </table:table-cell>
              <table:table-cell office:value-type="float" office:value="1.77245008695755">
                <text:p>1.772450086957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3">
                <text:p>3.3</text:p>
              </table:table-cell>
              <table:table-cell office:value-type="float" office:value="0.0000186437423315163">
                <text:p>0.0000186437423315163</text:p>
              </table:table-cell>
              <table:table-cell office:value-type="float" office:value="1.77245195133179">
                <text:p>1.7724519513317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4">
                <text:p>3.4</text:p>
              </table:table-cell>
              <table:table-cell office:value-type="float" office:value="0.00000954016287307896">
                <text:p>0.00000954016287307896</text:p>
              </table:table-cell>
              <table:table-cell office:value-type="float" office:value="1.77245290534808">
                <text:p>1.772452905348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5">
                <text:p>3.5</text:p>
              </table:table-cell>
              <table:table-cell office:value-type="float" office:value="0.00000478511739212886">
                <text:p>0.00000478511739212886</text:p>
              </table:table-cell>
              <table:table-cell office:value-type="float" office:value="1.77245338385981">
                <text:p>1.772453383859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6">
                <text:p>3.6</text:p>
              </table:table-cell>
              <table:table-cell office:value-type="float" office:value="0.0000023525752000097">
                <text:p>0.0000023525752000097</text:p>
              </table:table-cell>
              <table:table-cell office:value-type="float" office:value="1.77245361911733">
                <text:p>1.772453619117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7">
                <text:p>3.7</text:p>
              </table:table-cell>
              <table:table-cell office:value-type="float" office:value="0.00000113372713874793">
                <text:p>0.00000113372713874793</text:p>
              </table:table-cell>
              <table:table-cell office:value-type="float" office:value="1.77245373249005">
                <text:p>1.772453732490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">
                <text:p>3.8</text:p>
              </table:table-cell>
              <table:table-cell office:value-type="float" office:value="0.000000535534780279292">
                <text:p>0.000000535534780279292</text:p>
              </table:table-cell>
              <table:table-cell office:value-type="float" office:value="1.77245378604353">
                <text:p>1.772453786043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">
                <text:p>3.9</text:p>
              </table:table-cell>
              <table:table-cell office:value-type="float" office:value="0.000000247959601804494">
                <text:p>0.000000247959601804494</text:p>
              </table:table-cell>
              <table:table-cell office:value-type="float" office:value="1.77245381083949">
                <text:p>1.7724538108394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.000000112535174719255">
                <text:p>0.000000112535174719255</text:p>
              </table:table-cell>
              <table:table-cell office:value-type="float" office:value="1.772453822093">
                <text:p>1.7724538220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